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T^4</text:p>
          </table:table-cell>
          <table:table-cell office:value-type="string">
            <text:p>u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([.A2]+273.15)^4-296^4" office:value-type="float" office:value="3228209833.976">
            <text:p>3228209833.976</text:p>
          </table:table-cell>
          <table:table-cell office:value-type="float" office:value="0.73">
            <text:p>0.73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([.A3]+273.15)^4-296^4" office:value-type="float" office:value="3918940659.4685">
            <text:p>3918940659.4685</text:p>
          </table:table-cell>
          <table:table-cell office:value-type="float" office:value="0.62">
            <text:p>0.6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([.A4]+273.15)^4-296^4" office:value-type="float" office:value="4641977461.711">
            <text:p>4641977461.711</text:p>
          </table:table-cell>
          <table:table-cell office:value-type="float" office:value="0.96">
            <text:p>0.96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([.A5]+273.15)^4-296^4" office:value-type="float" office:value="5398312190.7035">
            <text:p>5398312190.7035</text:p>
          </table:table-cell>
          <table:table-cell office:value-type="float" office:value="0.84">
            <text:p>0.8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([.A6]+273.15)^4-296^4" office:value-type="float" office:value="6188951796.446">
            <text:p>6188951796.446</text:p>
          </table:table-cell>
          <table:table-cell office:value-type="float" office:value="1.15">
            <text:p>1.15</text:p>
          </table:table-cell>
          <table:table-cell>
            <draw:frame table:end-cell-address="Tabelle1.K26" table:end-x="1.614cm" table:end-y="0.123cm" draw:z-index="0" draw:style-name="gr1" draw:text-style-name="P1" svg:width="15.999cm" svg:height="8.999cm" svg:x="1.422cm" svg:y="0.156cm">
              <draw:object draw:notify-on-update-of-ranges="Tabelle1.B2:Tabelle1.B11 Tabelle1.C1:Tabelle1.C1 Tabelle1.C2:Tabelle1.C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([.A7]+273.15)^4-296^4" office:value-type="float" office:value="7014918228.9385">
            <text:p>7014918228.9385</text:p>
          </table:table-cell>
          <table:table-cell office:value-type="float" office:value="1.55">
            <text:p>1.5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([.A8]+273.15)^4-296^4" office:value-type="float" office:value="7877248438.181">
            <text:p>7877248438.181</text:p>
          </table:table-cell>
          <table:table-cell office:value-type="float" office:value="1.81">
            <text:p>1.8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([.A9]+273.15)^4-296^4" office:value-type="float" office:value="8776994374.1735">
            <text:p>8776994374.1735</text:p>
          </table:table-cell>
          <table:table-cell office:value-type="float" office:value="1.57">
            <text:p>1.5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([.A10]+273.15)^4-296^4" office:value-type="float" office:value="9715222986.916">
            <text:p>9715222986.916</text:p>
          </table:table-cell>
          <table:table-cell office:value-type="float" office:value="1.91">
            <text:p>1.91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([.A11]+273.15)^4-296^4" office:value-type="float" office:value="10693016226.4085">
            <text:p>10693016226.4085</text:p>
          </table:table-cell>
          <table:table-cell office:value-type="float" office:value="2.12">
            <text:p>2.12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20.09.2017</text:date>, <text:time>13:25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ktikum </meta:initial-creator>
    <meta:creation-date>2017-09-20T10:34:12.07</meta:creation-date>
    <dc:date>2017-09-20T13:25:27.29</dc:date>
    <dc:creator>Praktikum </dc:creator>
    <meta:editing-duration>PT2H32M33S</meta:editing-duration>
    <meta:editing-cycles>2</meta:editing-cycles>
    <meta:generator>OpenOffice/4.1.1$Win32 OpenOffice.org_project/411m6$Build-9775</meta:generator>
    <meta:document-statistic meta:table-count="3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3.926cm" style:legend-expansion="high" chart:style-name="ch2"/>
        <chart:plot-area chart:style-name="ch3" table:cell-range-address="Tabelle1.B2:Tabelle1.C11 Tabelle1.C1:Tabelle1.C1" chart:data-source-has-labels="row" svg:x="0.77cm" svg:y="0.855cm" svg:width="11.817cm" svg:height="7.545cm">
          <chartooo:coordinate-region svg:x="1.497cm" svg:y="1.067cm" svg:width="10.07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2:Tabelle1.C11" chart:label-cell-address="Tabelle1.C1:Tabelle1.C1" chart:class="chart:scatter">
            <chart:domain table:cell-range-address="Tabelle1.B2:Tabelle1.B11"/>
            <chart:regression-curve chart:style-name="ch7">
              <chart:equation svg:x="2.697cm" svg:y="0.316cm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28209833.976">
                <text:p>3228209833.976</text:p>
                <draw:g>
                  <svg:desc>Tabelle1.B2:Tabelle1.B11</svg:desc>
                </draw:g>
              </table:table-cell>
              <table:table-cell office:value-type="float" office:value="0.73">
                <text:p>0.73</text:p>
                <draw:g>
                  <svg:desc>Tabelle1.C2:Tabelle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18940659.4685">
                <text:p>3918940659.468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41977461.711">
                <text:p>4641977461.71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98312190.7035">
                <text:p>5398312190.703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88951796.446">
                <text:p>6188951796.44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14918228.9385">
                <text:p>7014918228.938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77248438.181">
                <text:p>7877248438.18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76994374.1735">
                <text:p>8776994374.1735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15222986.916">
                <text:p>9715222986.916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93016226.4085">
                <text:p>10693016226.4085</text:p>
              </table:table-cell>
              <table:table-cell office:value-type="float" office:value="2.12">
                <text:p>2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